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6"/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07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4" table:default-cell-style-name="ce7"/>
        <table:table-column table:style-name="co4" table:default-cell-style-name="ce5"/>
        <table:table-column table:style-name="co5" table:default-cell-style-name="ce9"/>
        <table:table-column table:style-name="co6" table:default-cell-style-name="ce3"/>
        <table:table-column table:style-name="co5" table:default-cell-style-name="ce3"/>
        <table:table-column table:style-name="co5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Forward Voltage</text:p>
          </table:table-cell>
          <table:table-cell table:style-name="ce4" office:value-type="string">
            <text:p>Current Max.</text:p>
          </table:table-cell>
          <table:table-cell table:style-name="ce6" office:value-type="string">
            <text:p>Limiting Resistor</text:p>
          </table:table-cell>
          <table:table-cell table:style-name="ce6" office:value-type="string">
            <text:p>E12</text:p>
          </table:table-cell>
          <table:table-cell table:style-name="ce6" office:value-type="string">
            <text:p>Limiting Resistor</text:p>
          </table:table-cell>
          <table:table-cell table:style-name="ce2" office:value-type="string">
            <text:p>E12</text:p>
          </table:table-cell>
          <table:table-cell table:style-name="ce4"/>
          <table:table-cell table:style-name="ce10"/>
          <table:table-cell table:style-name="ce11" table:number-columns-repeated="1015"/>
        </table:table-row>
        <table:table-row table:style-name="ro1">
          <table:table-cell office:value-type="string">
            <text:p>Amber EA LED36x28</text:p>
          </table:table-cell>
          <table:table-cell table:style-name="ce4"/>
          <table:table-cell table:style-name="ce4" office:value-type="string">
            <text:p>mA</text:p>
          </table:table-cell>
          <table:table-cell table:style-name="ce4" office:value-type="float" office:value="3.3">
            <text:p>3.3</text:p>
          </table:table-cell>
          <table:table-cell table:style-name="ce4"/>
          <table:table-cell table:style-name="ce4" office:value-type="float" office:value="5">
            <text:p>5.0</text:p>
          </table:table-cell>
          <table:table-cell table:style-name="ce2"/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>
            <text:p>Parallel</text:p>
          </table:table-cell>
          <table:table-cell office:value-type="float" office:value="2.1">
            <text:p>2.1</text:p>
          </table:table-cell>
          <table:table-cell office:value-type="float" office:value="60">
            <text:p>60.0</text:p>
          </table:table-cell>
          <table:table-cell table:formula="of:=([.D$3]-[.$B4])/(([.$C4]*[.$B$19])/1000)" office:value-type="float" office:value="80">
            <text:p>80</text:p>
          </table:table-cell>
          <table:table-cell table:style-name="ce8" table:formula="of:=INDEX(E12_SERIES ;MATCH([.D4];E12_SERIES; 1)+1)" office:value-type="float" office:value="82">
            <text:p>82Ω</text:p>
          </table:table-cell>
          <table:table-cell table:formula="of:=([.F$3]-[.$B4])/(([.$C4]*[.$B$19])/1000)" office:value-type="float" office:value="193.333333333333">
            <text:p>193</text:p>
          </table:table-cell>
          <table:table-cell table:style-name="ce8" table:formula="of:=INDEX(E12_SERIES ;MATCH([.F4];E12_SERIES; 1)+1)" office:value-type="float" office:value="220">
            <text:p>220Ω</text:p>
          </table:table-cell>
          <table:table-cell table:number-columns-repeated="1017"/>
        </table:table-row>
        <table:table-row table:style-name="ro1">
          <table:table-cell office:value-type="string">
            <text:p>Serial</text:p>
          </table:table-cell>
          <table:table-cell office:value-type="float" office:value="4.2">
            <text:p>4.2</text:p>
          </table:table-cell>
          <table:table-cell office:value-type="float" office:value="30">
            <text:p>30.0</text:p>
          </table:table-cell>
          <table:table-cell/>
          <table:table-cell table:style-name="ce8"/>
          <table:table-cell table:formula="of:=([.F$3]-[.$B5])/(([.$C5]*[.$B$19])/1000)" office:value-type="float" office:value="106.666666666667">
            <text:p>107</text:p>
          </table:table-cell>
          <table:table-cell table:style-name="ce8" table:formula="of:=INDEX(E12_SERIES ;MATCH([.F5];E12_SERIES; 1)+1)" office:value-type="float" office:value="120">
            <text:p>120Ω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 table:number-columns-repeated="1017"/>
        </table:table-row>
        <table:table-row table:style-name="ro1">
          <table:table-cell office:value-type="string">
            <text:p>Green/Red/White</text:p>
          </table:table-cell>
          <table:table-cell table:number-columns-repeated="3"/>
          <table:table-cell table:style-name="ce8"/>
          <table:table-cell/>
          <table:table-cell table:style-name="ce8"/>
          <table:table-cell table:number-columns-repeated="1017"/>
        </table:table-row>
        <table:table-row table:style-name="ro1">
          <table:table-cell office:value-type="string">
            <text:p>EA LED38x28-ERW</text:p>
          </table:table-cell>
          <table:table-cell table:number-columns-repeated="3"/>
          <table:table-cell table:style-name="ce8"/>
          <table:table-cell/>
          <table:table-cell table:style-name="ce8"/>
          <table:table-cell table:number-columns-repeated="1017"/>
        </table:table-row>
        <table:table-row table:style-name="ro1">
          <table:table-cell office:value-type="string">
            <text:p>Green path</text:p>
          </table:table-cell>
          <table:table-cell office:value-type="float" office:value="3">
            <text:p>3.0</text:p>
          </table:table-cell>
          <table:table-cell office:value-type="float" office:value="45">
            <text:p>45.0</text:p>
          </table:table-cell>
          <table:table-cell table:formula="of:=([.D$3]-[.$B9])/(([.$C9]*[.$B$19])/1000)" office:value-type="float" office:value="26.6666666666667">
            <text:p>27</text:p>
          </table:table-cell>
          <table:table-cell table:style-name="ce8" table:formula="of:=INDEX(E12_SERIES ;MATCH([.D9];E12_SERIES; 1)+1)" office:value-type="float" office:value="27">
            <text:p>27Ω</text:p>
          </table:table-cell>
          <table:table-cell table:formula="of:=([.F$3]-[.$B9])/(([.$C9]*[.$B$19])/1000)" office:value-type="float" office:value="177.777777777778">
            <text:p>178</text:p>
          </table:table-cell>
          <table:table-cell table:style-name="ce8" table:formula="of:=INDEX(E12_SERIES ;MATCH([.F9];E12_SERIES; 1)+1)" office:value-type="float" office:value="180">
            <text:p>180Ω</text:p>
          </table:table-cell>
          <table:table-cell table:number-columns-repeated="1017"/>
        </table:table-row>
        <table:table-row table:style-name="ro1">
          <table:table-cell office:value-type="string">
            <text:p>Red path</text:p>
          </table:table-cell>
          <table:table-cell office:value-type="float" office:value="2.1">
            <text:p>2.1</text:p>
          </table:table-cell>
          <table:table-cell office:value-type="float" office:value="45">
            <text:p>45.0</text:p>
          </table:table-cell>
          <table:table-cell table:formula="of:=([.D$3]-[.$B10])/(([.$C10]*[.$B$19])/1000)" office:value-type="float" office:value="106.666666666667">
            <text:p>107</text:p>
          </table:table-cell>
          <table:table-cell table:style-name="ce8" table:formula="of:=INDEX(E12_SERIES ;MATCH([.D10];E12_SERIES; 1)+1)" office:value-type="float" office:value="120">
            <text:p>120Ω</text:p>
          </table:table-cell>
          <table:table-cell table:formula="of:=([.F$3]-[.$B10])/(([.$C10]*[.$B$19])/1000)" office:value-type="float" office:value="257.777777777778">
            <text:p>258</text:p>
          </table:table-cell>
          <table:table-cell table:style-name="ce8" table:formula="of:=INDEX(E12_SERIES ;MATCH([.F10];E12_SERIES; 1)+1)" office:value-type="float" office:value="270">
            <text:p>270Ω</text:p>
          </table:table-cell>
          <table:table-cell table:number-columns-repeated="1017"/>
        </table:table-row>
        <table:table-row table:style-name="ro1">
          <table:table-cell office:value-type="string">
            <text:p>White path</text:p>
          </table:table-cell>
          <table:table-cell office:value-type="float" office:value="3">
            <text:p>3.0</text:p>
          </table:table-cell>
          <table:table-cell office:value-type="float" office:value="30">
            <text:p>30.0</text:p>
          </table:table-cell>
          <table:table-cell table:formula="of:=([.D$3]-[.$B11])/(([.$C11]*[.$B$19])/1000)" office:value-type="float" office:value="40">
            <text:p>40</text:p>
          </table:table-cell>
          <table:table-cell table:style-name="ce8" table:formula="of:=INDEX(E12_SERIES ;MATCH([.D11];E12_SERIES; 1)+1)" office:value-type="float" office:value="47">
            <text:p>47Ω</text:p>
          </table:table-cell>
          <table:table-cell table:formula="of:=([.F$3]-[.$B11])/(([.$C11]*[.$B$19])/1000)" office:value-type="float" office:value="266.666666666667">
            <text:p>267</text:p>
          </table:table-cell>
          <table:table-cell table:style-name="ce8" table:formula="of:=INDEX(E12_SERIES ;MATCH([.F11];E12_SERIES; 1)+1)" office:value-type="float" office:value="270">
            <text:p>270Ω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 table:number-columns-repeated="1017"/>
        </table:table-row>
        <table:table-row table:style-name="ro2">
          <table:table-cell office:value-type="string">
            <text:p>Yellowgreen/Red</text:p>
          </table:table-cell>
          <table:table-cell table:number-columns-repeated="3"/>
          <table:table-cell table:style-name="ce8"/>
          <table:table-cell/>
          <table:table-cell table:style-name="ce8"/>
          <table:table-cell table:number-columns-repeated="1017"/>
        </table:table-row>
        <table:table-row table:style-name="ro1">
          <table:table-cell office:value-type="string">
            <text:p>EA LED387x28-GR</text:p>
          </table:table-cell>
          <table:table-cell table:number-columns-repeated="3"/>
          <table:table-cell table:style-name="ce8"/>
          <table:table-cell/>
          <table:table-cell table:style-name="ce8"/>
          <table:table-cell table:number-columns-repeated="1017"/>
        </table:table-row>
        <table:table-row table:style-name="ro1">
          <table:table-cell office:value-type="string">
            <text:p>Red path (AGR/CR)</text:p>
          </table:table-cell>
          <table:table-cell office:value-type="float" office:value="2.1">
            <text:p>2.1</text:p>
          </table:table-cell>
          <table:table-cell office:value-type="float" office:value="45">
            <text:p>45.0</text:p>
          </table:table-cell>
          <table:table-cell table:formula="of:=([.D$3]-[.$B15])/(([.$C15]*[.$B$19])/1000)" office:value-type="float" office:value="106.666666666667">
            <text:p>107</text:p>
          </table:table-cell>
          <table:table-cell table:style-name="ce8" table:formula="of:=INDEX(E12_SERIES ;MATCH([.D15];E12_SERIES; 1)+1)" office:value-type="float" office:value="120">
            <text:p>120Ω</text:p>
          </table:table-cell>
          <table:table-cell table:formula="of:=([.F$3]-[.$B15])/(([.$C15]*[.$B$19])/1000)" office:value-type="float" office:value="257.777777777778">
            <text:p>258</text:p>
          </table:table-cell>
          <table:table-cell table:style-name="ce8" table:formula="of:=INDEX(E12_SERIES ;MATCH([.F15];E12_SERIES; 1)+1)" office:value-type="float" office:value="270">
            <text:p>270Ω</text:p>
          </table:table-cell>
          <table:table-cell table:number-columns-repeated="1017"/>
        </table:table-row>
        <table:table-row table:style-name="ro2">
          <table:table-cell office:value-type="string">
            <text:p>Yellowgreen path AGR/CG</text:p>
          </table:table-cell>
          <table:table-cell office:value-type="float" office:value="2.1">
            <text:p>2.1</text:p>
          </table:table-cell>
          <table:table-cell office:value-type="float" office:value="60">
            <text:p>60.0</text:p>
          </table:table-cell>
          <table:table-cell table:formula="of:=([.D$3]-[.$B16])/(([.$C16]*[.$B$19])/1000)" office:value-type="float" office:value="80">
            <text:p>80</text:p>
          </table:table-cell>
          <table:table-cell table:style-name="ce8" table:formula="of:=INDEX(E12_SERIES ;MATCH([.D16];E12_SERIES; 1)+1)" office:value-type="float" office:value="82">
            <text:p>82Ω</text:p>
          </table:table-cell>
          <table:table-cell table:formula="of:=([.F$3]-[.$B16])/(([.$C16]*[.$B$19])/1000)" office:value-type="float" office:value="193.333333333333">
            <text:p>193</text:p>
          </table:table-cell>
          <table:table-cell table:style-name="ce8" table:formula="of:=INDEX(E12_SERIES ;MATCH([.F16];E12_SERIES; 1)+1)" office:value-type="float" office:value="220">
            <text:p>220Ω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aving factor</text:p>
          </table:table-cell>
          <table:table-cell office:value-type="float" office:value="0.25">
            <text:p>0.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1" table:print="false">
        <table:table-column table:style-name="co5" table:default-cell-style-name="Default"/>
        <table:table-row table:style-name="ro1">
          <table:table-cell table:style-name="ce2" office:value-type="string">
            <text:p>E1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table:formula="of:=[.A3]*10" office:value-type="float" office:value="100">
            <text:p>100</text:p>
          </table:table-cell>
        </table:table-row>
        <table:table-row table:style-name="ro1">
          <table:table-cell table:formula="of:=[.A4]*10" office:value-type="float" office:value="120">
            <text:p>120</text:p>
          </table:table-cell>
        </table:table-row>
        <table:table-row table:style-name="ro1">
          <table:table-cell table:formula="of:=[.A5]*10" office:value-type="float" office:value="150">
            <text:p>150</text:p>
          </table:table-cell>
        </table:table-row>
        <table:table-row table:style-name="ro1">
          <table:table-cell table:formula="of:=[.A6]*10" office:value-type="float" office:value="180">
            <text:p>180</text:p>
          </table:table-cell>
        </table:table-row>
        <table:table-row table:style-name="ro1">
          <table:table-cell table:formula="of:=[.A7]*10" office:value-type="float" office:value="220">
            <text:p>220</text:p>
          </table:table-cell>
        </table:table-row>
        <table:table-row table:style-name="ro1">
          <table:table-cell table:formula="of:=[.A8]*10" office:value-type="float" office:value="270">
            <text:p>270</text:p>
          </table:table-cell>
        </table:table-row>
        <table:table-row table:style-name="ro1">
          <table:table-cell table:formula="of:=[.A9]*10" office:value-type="float" office:value="330">
            <text:p>330</text:p>
          </table:table-cell>
        </table:table-row>
        <table:table-row table:style-name="ro1">
          <table:table-cell table:formula="of:=[.A10]*10" office:value-type="float" office:value="390">
            <text:p>390</text:p>
          </table:table-cell>
        </table:table-row>
        <table:table-row table:style-name="ro1">
          <table:table-cell table:formula="of:=[.A11]*10" office:value-type="float" office:value="470">
            <text:p>470</text:p>
          </table:table-cell>
        </table:table-row>
        <table:table-row table:style-name="ro1">
          <table:table-cell table:formula="of:=[.A12]*10" office:value-type="float" office:value="560">
            <text:p>560</text:p>
          </table:table-cell>
        </table:table-row>
        <table:table-row table:style-name="ro1">
          <table:table-cell table:formula="of:=[.A13]*10" office:value-type="float" office:value="680">
            <text:p>680</text:p>
          </table:table-cell>
        </table:table-row>
        <table:table-row table:style-name="ro1">
          <table:table-cell table:formula="of:=[.A14]*10" office:value-type="float" office:value="820">
            <text:p>820</text:p>
          </table:table-cell>
        </table:table-row>
        <table:table-row table:style-name="ro1">
          <table:table-cell table:formula="of:=[.A15]*10" office:value-type="float" office:value="1000">
            <text:p>1000</text:p>
          </table:table-cell>
        </table:table-row>
        <table:table-row table:style-name="ro1">
          <table:table-cell table:formula="of:=[.A16]*10" office:value-type="float" office:value="1200">
            <text:p>1200</text:p>
          </table:table-cell>
        </table:table-row>
        <table:table-row table:style-name="ro1">
          <table:table-cell table:formula="of:=[.A17]*10" office:value-type="float" office:value="1500">
            <text:p>1500</text:p>
          </table:table-cell>
        </table:table-row>
        <table:table-row table:style-name="ro1">
          <table:table-cell table:formula="of:=[.A18]*10" office:value-type="float" office:value="1800">
            <text:p>1800</text:p>
          </table:table-cell>
        </table:table-row>
        <table:named-expressions/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  <table:named-expressions/>
      </table:table>
      <table:named-expressions>
        <table:named-range table:name="E12_SERIES" table:base-cell-address="$Sheet2.$A$3" table:cell-range-address="$Sheet2.$A$2:.$A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0" number:min-integer-digits="0"/>
      <number:text>Ω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/10/2017</text:date>, <text:time>09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7-10-31T08:45:55.43</meta:creation-date>
    <dc:date>2017-10-31T09:53:40.54</dc:date>
    <dc:creator>Steve Mayze</dc:creator>
    <meta:editing-duration>PT22M3S</meta:editing-duration>
    <meta:editing-cycles>4</meta:editing-cycles>
    <meta:generator>OpenOffice/4.1.3$Win32 OpenOffice.org_project/413m1$Build-9783</meta:generator>
    <meta:document-statistic meta:table-count="3" meta:cell-count="93" meta:object-count="0"/>
  </office:meta>
</office:document-meta>
</file>